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tang" svg:font-family="Batang, 바탕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text-properties style:font-name="Calibri" style:font-name-complex="Calibri"/>
    </style:style>
    <style:style style:name="P2" style:family="paragraph" style:parent-style-name="Standard">
      <style:paragraph-properties fo:margin-left="1.884cm" fo:margin-right="0cm" style:text-autospace="none"/>
      <style:text-properties style:font-name="Calibri" style:font-name-complex="Calibri"/>
    </style:style>
    <style:style style:name="P3" style:family="paragraph" style:parent-style-name="Standard">
      <style:paragraph-properties style:text-autospace="none"/>
      <style:text-properties style:font-name="Calibri" style:font-name-complex="Calibri" style:font-weight-complex="bold"/>
    </style:style>
    <style:style style:name="P4" style:family="paragraph" style:parent-style-name="Standard">
      <style:paragraph-properties fo:margin-left="1.884cm" fo:margin-right="0cm" style:text-autospace="none"/>
      <style:text-properties style:font-name="Calibri" style:font-name-complex="Calibri" style:font-weight-complex="bold"/>
    </style:style>
    <style:style style:name="P5" style:family="paragraph" style:parent-style-name="Standard">
      <style:paragraph-properties fo:margin-left="1.249cm" fo:margin-right="0cm" style:text-autospace="none"/>
      <style:text-properties style:font-name="Calibri" style:font-name-complex="Calibri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P7" style:family="paragraph" style:parent-style-name="Standard">
      <style:paragraph-properties style:text-autospace="none"/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4pt" fo:font-style="italic" fo:font-weight="bold" style:font-size-asian="14pt" style:font-style-asian="italic" style:font-weight-asian="bold" style:font-name-complex="Calibri" style:font-size-complex="14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Calibri" fo:font-size="18pt" fo:font-weight="bold" style:font-size-asian="18pt" style:font-weight-asian="bold" style:font-name-complex="Calibri" style:font-size-complex="18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Calibri" fo:font-weight="bold" style:font-weight-asian="bold" style:font-name-complex="Calibri" style:font-weight-complex="bold"/>
    </style:style>
    <style:style style:name="P11" style:family="paragraph" style:parent-style-name="Standard">
      <style:paragraph-properties style:text-autospace="none"/>
      <style:text-properties style:font-name="Calibri" fo:font-weight="bold" style:font-weight-asian="bold" style:font-name-complex="Calibri" style:font-weight-complex="bold"/>
    </style:style>
    <style:style style:name="P12" style:family="paragraph" style:parent-style-name="Standard">
      <style:paragraph-properties fo:text-align="end" style:justify-single-word="false" style:text-autospace="none"/>
      <style:text-properties style:font-name="Calibri" fo:font-weight="bold" style:font-weight-asian="bold" style:font-name-complex="Calibri" style:font-weight-complex="bold"/>
    </style:style>
    <style:style style:name="P13" style:family="paragraph" style:parent-style-name="Standard">
      <style:paragraph-properties style:text-autospace="none"/>
      <style:text-properties style:font-name="Calibri" fo:font-weight="bold" style:font-name-asian="Batang" style:language-asian="ko" style:country-asian="KR" style:font-weight-asian="bold" style:font-name-complex="Calibri" style:font-weight-complex="bold"/>
    </style:style>
    <style:style style:name="P14" style:family="paragraph" style:parent-style-name="Standard">
      <style:paragraph-properties style:text-autospace="none"/>
      <style:text-properties style:font-name="Calibri" fo:font-size="10pt" style:font-size-asian="10pt" style:font-name-complex="Calibri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10pt" fo:language="en" fo:country="GB" style:font-name-asian="Batang" style:font-size-asian="10pt" style:language-asian="ko" style:country-asian="KR" style:font-name-complex="Calibri" style:font-size-complex="10pt"/>
    </style:style>
    <style:style style:name="P16" style:family="paragraph" style:parent-style-name="Standard">
      <style:paragraph-properties style:text-autospace="none"/>
      <style:text-properties style:font-name="Calibri" fo:font-size="10pt" fo:font-weight="bold" style:font-name-asian="Batang" style:font-size-asian="10pt" style:language-asian="ko" style:country-asian="KR" style:font-weight-asian="bold" style:font-name-complex="Calibri" style:font-size-complex="10pt" style:font-weight-complex="bold"/>
    </style:style>
    <style:style style:name="P17" style:family="paragraph" style:parent-style-name="Standard">
      <style:paragraph-properties style:text-autospace="none"/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P18" style:family="paragraph" style:parent-style-name="Standard">
      <style:text-properties style:font-name="Calibri" fo:language="en" fo:country="GB" style:font-name-complex="Calibri"/>
    </style:style>
    <style:style style:name="P19" style:family="paragraph" style:parent-style-name="Standard">
      <style:paragraph-properties style:text-autospace="none"/>
      <style:text-properties style:font-name="Calibri" fo:language="en" fo:country="GB" fo:font-weight="bold" style:font-weight-asian="bold" style:font-name-complex="Calibri" style:font-weight-complex="bold"/>
    </style:style>
    <style:style style:name="P20" style:family="paragraph" style:parent-style-name="Standard">
      <style:paragraph-properties style:text-autospace="none"/>
      <style:text-properties style:font-name="Calibri" fo:font-style="italic" fo:font-weight="bold" style:font-style-asian="italic" style:font-weight-asian="bold" style:font-name-complex="Calibri" style:font-weight-complex="bold"/>
    </style:style>
    <style:style style:name="P21" style:family="paragraph" style:parent-style-name="Standard">
      <style:paragraph-properties fo:margin-left="0.635cm" fo:margin-right="0cm" style:text-autospace="none"/>
      <style:text-properties style:font-name="Calibri" fo:font-style="italic" fo:font-weight="bold" style:font-style-asian="italic" style:font-weight-asian="bold" style:font-name-complex="Calibri" style:font-weight-complex="bold"/>
    </style:style>
    <style:style style:name="P22" style:family="paragraph" style:parent-style-name="Standard">
      <style:text-properties style:font-name="Calibri" fo:font-style="italic" style:font-style-asian="italic" style:font-name-complex="Calibri"/>
    </style:style>
    <style:style style:name="P23" style:family="paragraph" style:parent-style-name="Standard">
      <style:paragraph-properties fo:text-align="end" style:justify-single-word="false" style:text-autospace="none"/>
    </style:style>
    <style:style style:name="P24" style:family="paragraph" style:parent-style-name="Footer">
      <style:paragraph-properties fo:margin-right="0.635cm" fo:text-align="center" style:justify-single-word="false"/>
      <style:text-properties officeooo:rsid="0009af3d" officeooo:paragraph-rsid="0009af3d"/>
    </style:style>
    <style:style style:name="P25" style:family="paragraph" style:parent-style-name="Heading_20_1">
      <style:paragraph-properties fo:break-before="page"/>
      <style:text-properties style:font-name="Calibri" style:font-name-complex="Calibri"/>
    </style:style>
    <style:style style:name="P26" style:family="paragraph" style:parent-style-name="Standard">
      <style:paragraph-properties fo:text-align="center" style:justify-single-word="false" style:text-autospace="none"/>
      <style:text-properties style:font-name="Calibri" fo:font-size="18pt" fo:language="en" fo:country="GB" fo:font-weight="bold" officeooo:rsid="000951fc" officeooo:paragraph-rsid="000951fc" fo:background-color="transparent" style:font-name-asian="Batang" style:font-size-asian="18pt" style:language-asian="ko" style:country-asian="KR" style:font-weight-asian="bold" style:font-name-complex="Calibri" style:font-size-complex="18pt" style:font-weight-complex="bold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Calibri" fo:font-size="18pt" fo:font-weight="bold" style:font-size-asian="18pt" style:font-weight-asian="bold" style:font-name-complex="Calibri" style:font-size-complex="18pt" style:font-weight-complex="bold"/>
    </style:style>
    <style:style style:name="P28" style:family="paragraph" style:parent-style-name="Standard">
      <style:paragraph-properties style:text-autospace="none"/>
      <style:text-properties style:font-name="Calibri" fo:font-size="10pt" fo:font-weight="bold" officeooo:rsid="000951fc" officeooo:paragraph-rsid="000951fc" fo:background-color="transparent" style:font-name-asian="Batang" style:font-size-asian="10pt" style:language-asian="ko" style:country-asian="KR" style:font-weight-asian="bold" style:font-name-complex="Calibri" style:font-size-complex="10pt" style:font-weight-complex="bold"/>
    </style:style>
    <style:style style:name="P29" style:family="paragraph" style:parent-style-name="Standard">
      <style:paragraph-properties fo:margin-left="1.249cm" fo:margin-right="0cm" style:text-autospace="none"/>
      <style:text-properties style:font-name="Calibri" style:font-name-complex="Calibri"/>
    </style:style>
    <style:style style:name="P30" style:family="paragraph" style:parent-style-name="Standard" style:list-style-name="WW8Num3">
      <style:paragraph-properties style:text-autospace="none"/>
      <style:text-properties style:font-name="Calibri" officeooo:rsid="000951fc" officeooo:paragraph-rsid="000951fc" style:font-name-complex="Calibri" style:font-weight-complex="bold"/>
    </style:style>
    <style:style style:name="P31" style:family="paragraph" style:parent-style-name="Standard" style:list-style-name="WW8Num3">
      <style:paragraph-properties style:text-autospace="none"/>
      <style:text-properties style:font-name="Calibri" officeooo:paragraph-rsid="0009af3d" style:font-name-complex="Calibri" style:font-weight-complex="bold"/>
    </style:style>
    <style:style style:name="P32" style:family="paragraph" style:parent-style-name="Standard" style:list-style-name="WW8Num3">
      <style:paragraph-properties style:text-autospace="none"/>
      <style:text-properties style:font-name="Calibri" officeooo:rsid="0009af3d" officeooo:paragraph-rsid="0009af3d" style:font-name-complex="Calibri" style:font-weight-complex="bold"/>
    </style:style>
    <style:style style:name="P33" style:family="paragraph" style:parent-style-name="Standard" style:list-style-name="WW8Num3">
      <style:paragraph-properties style:text-autospace="none"/>
      <style:text-properties style:font-name="Calibri" fo:font-style="italic" fo:font-weight="bold" style:font-style-asian="italic" style:font-weight-asian="bold" style:font-name-complex="Calibri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Calibri" fo:font-style="italic" fo:font-weight="bold" officeooo:rsid="0009af3d" officeooo:paragraph-rsid="0009af3d" style:font-style-asian="italic" style:font-weight-asian="bold" style:font-name-complex="Calibri" style:font-style-complex="italic" style:font-weight-complex="bold"/>
    </style:style>
    <style:style style:name="P35" style:family="paragraph" style:parent-style-name="Standard" style:list-style-name="WW8Num3">
      <style:paragraph-properties style:text-autospace="none"/>
      <style:text-properties style:font-name="Calibri" officeooo:rsid="000951fc" officeooo:paragraph-rsid="000951fc" style:font-name-asian="Calibri" style:font-name-complex="Calibri" style:font-weight-complex="bold"/>
    </style:style>
    <style:style style:name="P36" style:family="paragraph" style:parent-style-name="Standard" style:list-style-name="WW8Num3">
      <style:paragraph-properties style:text-autospace="none"/>
      <style:text-properties style:font-name="Calibri" style:font-name-asian="Calibri" style:font-name-complex="Calibri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Calibri" fo:font-style="normal" fo:font-weight="normal" officeooo:rsid="0009af3d" officeooo:paragraph-rsid="0009af3d" style:font-style-asian="normal" style:font-weight-asian="normal" style:font-name-complex="Calibri" style:font-style-complex="normal" style:font-weight-complex="normal"/>
    </style:style>
    <style:style style:name="P39" style:family="paragraph" style:parent-style-name="Standard" style:list-style-name="WW8Num3">
      <style:paragraph-properties style:text-autospace="none"/>
    </style:style>
    <style:style style:name="P40" style:family="paragraph" style:parent-style-name="Standard" style:list-style-name="WW8Num3">
      <style:paragraph-properties style:text-autospace="none"/>
      <style:text-properties officeooo:paragraph-rsid="0009af3d"/>
    </style:style>
    <style:style style:name="P41" style:family="paragraph" style:parent-style-name="Standard" style:list-style-name="WW8Num3">
      <style:paragraph-properties style:text-autospace="none"/>
      <style:text-properties officeooo:rsid="0009af3d" officeooo:paragraph-rsid="0009af3d"/>
    </style:style>
    <style:style style:name="T1" style:family="tex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T2" style:family="text">
      <style:text-properties style:font-name="Calibri" style:font-name-complex="Calibri"/>
    </style:style>
    <style:style style:name="T3" style:family="text">
      <style:text-properties style:font-name="Calibri" style:font-name-complex="Calibri" style:font-weight-complex="bold"/>
    </style:style>
    <style:style style:name="T4" style:family="text">
      <style:text-properties style:font-name="Calibri" officeooo:rsid="0009af3d" style:font-name-complex="Calibri" style:font-weight-complex="bold"/>
    </style:style>
    <style:style style:name="T5" style:family="text">
      <style:text-properties style:font-name="Calibri" fo:font-weight="bold" style:font-weight-asian="bold" style:font-name-complex="Calibri" style:font-weight-complex="bold"/>
    </style:style>
    <style:style style:name="T6" style:family="text">
      <style:text-properties style:font-name="Calibri" fo:font-weight="bold" officeooo:rsid="000951fc" style:font-weight-asian="bold" style:font-name-complex="Calibri" style:font-weight-complex="bold"/>
    </style:style>
    <style:style style:name="T7" style:family="text">
      <style:text-properties style:font-name="Calibri" fo:font-size="10pt" fo:font-weight="bold" officeooo:rsid="000951fc" fo:background-color="transparent" loext:char-shading-value="0" style:font-size-asian="10pt" style:font-weight-asian="bold" style:font-name-complex="Calibri" style:font-size-complex="10pt" style:font-weight-complex="bold"/>
    </style:style>
    <style:style style:name="T8" style:family="text">
      <style:text-properties style:font-name="Calibri" fo:font-style="italic" fo:font-weight="bold" style:font-style-asian="italic" style:font-weight-asian="bold" style:font-name-complex="Calibri" style:font-weight-complex="bold"/>
    </style:style>
    <style:style style:name="T9" style:family="text">
      <style:text-properties style:font-name="Calibri" fo:font-style="italic" fo:font-weight="bold" style:font-name-asian="Calibri" style:font-style-asian="italic" style:font-weight-asian="bold" style:font-name-complex="Calibri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0951fc"/>
    </style:style>
    <style:style style:name="T13" style:family="text">
      <style:text-properties officeooo:rsid="0009af3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TIS CASTELLI di Brescia<text:span text:style-name="T1"/></text:p>
      <text:p text:style-name="P7"/>
      <text:p text:style-name="P9"/>
      <text:p text:style-name="P9"/>
      <text:p text:style-name="P9"/>
      <text:p text:style-name="P9">PROGETTO DIDATTICO</text:p>
      <text:p text:style-name="P10"/>
      <text:p text:style-name="P26">Gestionale Azienda Sistemistica</text:p>
      <text:p text:style-name="P15"/>
      <text:p text:style-name="P18"/>
      <text:p text:style-name="P19"/>
      <text:p text:style-name="P19"/>
      <text:p text:style-name="P19"/>
      <text:p text:style-name="P13">A cura de<text:span text:style-name="T13">llo</text:span> student<text:span text:style-name="T13">e</text:span>:</text:p>
      <text:p text:style-name="P28">Togni Claudio</text:p>
      <text:p text:style-name="P16"/>
      <text:p text:style-name="P12"/>
      <text:p text:style-name="P12"/>
      <text:p text:style-name="P23"><text:span text:style-name="T6">A.S</text:span><text:span text:style-name="T5">: </text:span><text:span text:style-name="T7">2023/2024</text:span></text:p>
      <text:p text:style-name="P14"/>
      <text:p text:style-name="P17"/>
      <text:p text:style-name="P11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5" text:outline-level="1">INDICE</text:h>
      <text:p text:style-name="P1"/>
      <text:p text:style-name="P1"/>
      <text:p text:style-name="P20">1 INTRODUZIONE<text:span text:style-name="T8"/></text:p>
      <text:list text:style-name="WW8Num3">
        <text:list-item>
          <text:list>
            <text:list-item>
              <text:p text:style-name="P39" loext:marker-style-name="T2"><text:span text:style-name="T2">Presentazione del problema</text:span></text:p>
            </text:list-item>
          </text:list>
        </text:list-item>
      </text:list>
      <text:p text:style-name="P2"/>
      <text:p text:style-name="P29">1.2 Obiettivo <text:span text:style-name="T13">del progetto</text:span></text:p>
      <text:p text:style-name="P22"/>
      <text:list text:continue-numbering="true" text:style-name="WW8Num3">
        <text:list-item>
          <text:p text:style-name="P33" loext:marker-style-name="T8">BASI TEORICHE</text:p>
          <text:list>
            <text:list-item>
              <text:p text:style-name="P35" loext:marker-style-name="T3">Fetch dati in JS</text:p>
            </text:list-item>
          </text:list>
        </text:list-item>
      </text:list>
      <text:p text:style-name="P3"/>
      <text:list text:continue-numbering="true" text:style-name="WW8Num3">
        <text:list-item>
          <text:list>
            <text:list-item>
              <text:p text:style-name="P36" loext:marker-style-name="T3"><text:s/><text:span text:style-name="T12">Scripting PHP</text:span> </text:p>
            </text:list-item>
          </text:list>
        </text:list-item>
      </text:list>
      <text:p text:style-name="P3"/>
      <text:list text:continue-numbering="true" text:style-name="WW8Num3">
        <text:list-item>
          <text:list>
            <text:list-item>
              <text:p text:style-name="P32" loext:marker-style-name="T3">Database relazionali</text:p>
              <text:p text:style-name="P30" loext:marker-style-name="T3"/>
            </text:list-item>
            <text:list-item>
              <text:p text:style-name="P30" loext:marker-style-name="T3">Programmazione per componenti</text:p>
              <text:p text:style-name="P30" loext:marker-style-name="T3"/>
            </text:list-item>
            <text:list-item>
              <text:p text:style-name="P30" loext:marker-style-name="T3">Styling CSS</text:p>
            </text:list-item>
          </text:list>
        </text:list-item>
      </text:list>
      <text:p text:style-name="P21"/>
      <text:list text:continue-numbering="true" text:style-name="WW8Num3">
        <text:list-item>
          <text:p text:style-name="P39" loext:marker-style-name="T8"><text:span text:style-name="T9"><text:s/></text:span><text:span text:style-name="T8">SVILUPPO</text:span></text:p>
          <text:list>
            <text:list-item>
              <text:p text:style-name="P41" loext:marker-style-name="T3"><text:span text:style-name="T3">Database Relazionale</text:span></text:p>
              <text:list>
                <text:list-item>
                  <text:p text:style-name="P41" loext:marker-style-name="T3"><text:span text:style-name="T3">Analisi del problema</text:span></text:p>
                  <text:list>
                    <text:list-item>
                      <text:p text:style-name="P41" loext:marker-style-name="T3"><text:span text:style-name="T3"><text:s text:c="2"/>Individuazione delle entità</text:span></text:p>
                    </text:list-item>
                    <text:list-item>
                      <text:p text:style-name="P41" loext:marker-style-name="T3"><text:span text:style-name="T3"><text:s text:c="2"/>Ricerca delle relazioni tra entità</text:span></text:p>
                    </text:list-item>
                    <text:list-item>
                      <text:p text:style-name="P41" loext:marker-style-name="T3"><text:span text:style-name="T3"><text:s text:c="2"/>Calcolo cardinalità delle relazioni</text:span></text:p>
                    </text:list-item>
                    <text:list-item>
                      <text:p text:style-name="P41" loext:marker-style-name="T3"><text:span text:style-name="T3"><text:s text:c="2"/>Modello concettuale</text:span></text:p>
                    </text:list-item>
                    <text:list-item>
                      <text:p text:style-name="P41" loext:marker-style-name="T3"><text:span text:style-name="T3"><text:s text:c="2"/>Modello logico</text:span></text:p>
                    </text:list-item>
                    <text:list-item>
                      <text:p text:style-name="P40" loext:marker-style-name="T3"><text:span text:style-name="T4"><text:s text:c="2"/>Query SQL</text:span></text:p>
                    </text:list-item>
                  </text:list>
                </text:list-item>
                <text:list-item>
                  <text:p text:style-name="P41" loext:marker-style-name="T3"><text:span text:style-name="T3">Realizzazione DB tramite phpMyAdmin</text:span></text:p>
                  <text:p text:style-name="P41" loext:marker-style-name="T3"><text:span text:style-name="T3"/></text:p>
                </text:list-item>
              </text:list>
            </text:list-item>
            <text:list-item>
              <text:p text:style-name="P40" loext:marker-style-name="T3"><text:span text:style-name="T13">Fetch dati JS</text:span></text:p>
              <text:list>
                <text:list-item>
                  <text:p text:style-name="P41" loext:marker-style-name="T3"><text:span text:style-name="T3">Controllo campi per input dati</text:span></text:p>
                </text:list-item>
                <text:list-item>
                  <text:p text:style-name="P41" loext:marker-style-name="T3"><text:span text:style-name="T3">Fetch agli script PHP</text:span></text:p>
                </text:list-item>
              </text:list>
            </text:list-item>
          </text:list>
        </text:list-item>
      </text:list>
      <text:p text:style-name="P3"/>
      <text:list text:continue-numbering="true" text:style-name="WW8Num3">
        <text:list-item>
          <text:list>
            <text:list-item>
              <text:p text:style-name="P31" loext:marker-style-name="T3">Scripting PHP</text:p>
            </text:list-item>
          </text:list>
        </text:list-item>
      </text:list>
      <text:p text:style-name="P3"/>
      <text:list text:continue-numbering="true" text:style-name="WW8Num3">
        <text:list-item>
          <text:list>
            <text:list-item>
              <text:p text:style-name="P32" loext:marker-style-name="T3">Programmazione per componenti</text:p>
              <text:list>
                <text:list-item>
                  <text:p text:style-name="P32" loext:marker-style-name="T3">React.js</text:p>
                </text:list-item>
              </text:list>
            </text:list-item>
            <text:list-item>
              <text:p text:style-name="P32" loext:marker-style-name="T3">Styling CSS</text:p>
              <text:list>
                <text:list-item>
                  <text:p text:style-name="P32" loext:marker-style-name="T3">Realizzazione Mockup</text:p>
                  <text:list>
                    <text:list-item>
                      <text:p text:style-name="P32" loext:marker-style-name="T3"><text:s text:c="2"/>Figma</text:p>
                    </text:list-item>
                  </text:list>
                </text:list-item>
                <text:list-item>
                  <text:p text:style-name="P32" loext:marker-style-name="T3">Suddivisione CSS in file per ogni componente</text:p>
                </text:list-item>
              </text:list>
            </text:list-item>
          </text:list>
        </text:list-item>
      </text:list>
      <text:p text:style-name="P3"/>
      <text:list text:continue-numbering="true" text:style-name="WW8Num3">
        <text:list-item>
          <text:p text:style-name="P39" loext:marker-style-name="T8"><text:span text:style-name="T9"><text:s/></text:span><text:span text:style-name="T8">GESTIONE</text:span></text:p>
          <text:list>
            <text:list-item>
              <text:p text:style-name="P32" loext:marker-style-name="T3">WBS e Work packages</text:p>
            </text:list-item>
          </text:list>
        </text:list-item>
      </text:list>
      <text:p text:style-name="P4"><text:soft-page-break/></text:p>
      <text:list text:continue-numbering="true" text:style-name="WW8Num3">
        <text:list-item>
          <text:list>
            <text:list-item>
              <text:p text:style-name="P32" loext:marker-style-name="T3">Diagramma di Gantt</text:p>
            </text:list-item>
          </text:list>
        </text:list-item>
      </text:list>
      <text:p text:style-name="P5"/>
      <text:list text:continue-numbering="true" text:style-name="WW8Num3">
        <text:list-item>
          <text:p text:style-name="P39" loext:marker-style-name="T8"><text:span text:style-name="T8">CONCLUSIONI</text:span></text:p>
        </text:list-item>
        <text:list-item>
          <text:p text:style-name="P41" loext:marker-style-name="T8"><text:span text:style-name="T8">SITOGRAFIA</text:span></text:p>
        </text:list-item>
      </text:list>
      <text:p text:style-name="P8"/>
      <text:p text:style-name="P37"/>
      <text:p text:style-name="P37"/>
      <text:p text:style-name="P34">Introduzione</text:p>
      <text:p text:style-name="P34"/>
      <text:p text:style-name="P38">Un’azienda sistemistica necessita di un nuovo software gestionale per la gestione dei clienti, interventi, magazzino e fornitori. Ognuna di queste pagine deve contenere una searchbar e dei pulsanti per cercare o aggiungere un elemento nel database che verrà posto sul server e sotto alla toolbar, devono essere visibili i dati richiesti all’interno di una tabella. Ci è stato richiesto anche di creare un nuovo database per la gestione dei dati. Questo poi sarà accessibile tramite i servizi di Apache e MariaDB (phpMyAdmin). Per realizzare il software è necessario creare una pagina di LogIn, dove il dipendente inserisce la matricola e la password fornita dall’ICT e una volta inseriti i dati corretti, l’utente viene reindirizzato alla dashboard dove verranno illustrati alcuni dati, come: interventi totali, clienti totali e una tabella per il numero di interventi eseguiti nei vari mesi dell’anno corrente. L’obiettivo di questo software è di rendere efficace ed efficiente la gestione dei dati relativi alle entità descritte inizialmente e di rendere semplice la navigazione tra le varie pagine del gestional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tang" svg:font-family="Batang, 바탕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text-autospace="non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1.249cm" style:auto-text-indent="false" fo:keep-with-next="always" style:text-autospace="none"/>
      <style:text-properties fo:language="en" fo:country="US"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language="en" fo:country="US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iè_20_di_20_pagina_20_Carattere" style:display-name="Piè di pagina Carattere" style:family="text">
      <style:text-properties fo:font-size="12pt" fo:language="it" fo:country="IT" style:font-size-asian="12pt" style:font-size-complex="12pt"/>
    </style:style>
    <style:style style:name="Page_20_Number" style:display-name="Page Number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right="0.635cm" fo:text-align="center" style:justify-single-word="false"/>
      <style:text-properties officeooo:rsid="0009af3d" officeooo:paragraph-rsid="0009af3d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fo:font-weight="bold" style:font-style-asian="italic" style:font-weight-asian="bold" style:font-style-complex="italic" style:font-weight-complex="bold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59cm" fo:page-height="27.94cm" style:num-format="1" style:print-orientation="portrait" fo:margin-top="2.499cm" fo:margin-bottom="1.27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Cornice1" text:anchor-type="paragraph" svg:y="0.002cm" draw:z-index="0"><draw:text-box fo:min-height="0.058cm" fo:min-width="0.041cm"><text:p text:style-name="Footer"><text:span text:style-name="Page_20_Number"><text:page-number text:select-page="current">3</text:page-number></text:span></text:p></draw:text-box></draw:frame><text:span text:style-name="MT1">Togni Claudio 5CI a.s.2023/24 </text:span><text:span text:style-name="MT2">Gestione del Progetto e Organizzazione d’Impresa</text:span></text:p>
      </style:footer>
      <style:footer-first>
        <text:p text:style-name="MP1"><draw:frame draw:style-name="Mfr1" draw:name="Cornice2" text:anchor-type="paragraph" svg:y="0.002cm" draw:z-index="2"><draw:text-box fo:min-height="0.058cm" fo:min-width="0.041cm"><text:p text:style-name="Footer"><text:span text:style-name="Page_20_Number"><text:page-number text:select-page="current">1</text:page-number></text:span></text:p></draw:text-box></draw:frame><text:span text:style-name="MT1">Togni Claudio 5CI a.s.2023/24 </text:span><text:span text:style-name="MT2">Gestione del Progetto e Organizzazione d’Impresa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nno Accademico 2004-2005</dc:title>
    <dc:subject/>
    <meta:keyword/>
    <meta:initial-creator>Bonacina</meta:initial-creator>
    <meta:creation-date>2019-06-13T18:56:00</meta:creation-date>
    <dc:date>2024-04-22T10:50:54.600000000</dc:date>
    <meta:print-date>2010-10-13T13:16:00</meta:print-date>
    <meta:editing-cycles>7</meta:editing-cycles>
    <meta:editing-duration>PT56M49S</meta:editing-duration>
    <meta:generator>LibreOffice/7.6.0.3$Windows_X86_64 LibreOffice_project/69edd8b8ebc41d00b4de3915dc82f8f0fc3b6265</meta:generator>
    <meta:document-statistic meta:table-count="0" meta:image-count="0" meta:object-count="0" meta:page-count="3" meta:paragraph-count="47" meta:word-count="336" meta:character-count="2209" meta:non-whitespace-character-count="1934"/>
  </office:meta>
</office:document-meta>
</file>